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676b" officeooo:paragraph-rsid="00176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uesta 28-agosto</text:p>
      <text:p text:style-name="P1">FPT232 COMO DESARROLLAR UN EMPRENDIMIENTO EN TECNOLOGÍAS DE LA INFORMACIÓN </text:p>
      <text:p text:style-name="P1"/>
      <text:p text:style-name="P1"/>
      <text:p text:style-name="P1">¿Cuantos alumnos tienen carreras universitarias?___________27</text:p>
      <text:p text:style-name="P1">¿Cuántos han trabajado los aspectos de la TIC?____________18</text:p>
      <text:p text:style-name="P1">¿Empresarios TIC?___________________________________02</text:p>
      <text:p text:style-name="P1">¿Decidos a hacer un emprendimiento?___________________16</text:p>
      <text:p text:style-name="P1">¿Cuántos los estan evaluando?__________________________09</text:p>
      <text:p text:style-name="P1">¿Total de mujeres?___________________________________08</text:p>
      <text:p text:style-name="P1">¿Cuántos viven a más de 10 km?________________________11</text:p>
      <text:p text:style-name="P1">¿Cuántos han programado?____________________________10</text:p>
      <text:p text:style-name="P1">Respecto a la edad</text:p>
      <text:p text:style-name="P1">………………….Menores de 30________________________04</text:p>
      <text:p text:style-name="P1">entre 30 y 50________________________________________17</text:p>
      <text:p text:style-name="P1">Mayores de 50_______________________________________04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2:49:02.293987100</meta:creation-date>
    <dc:date>2019-08-28T22:58:40.952860508</dc:date>
    <meta:editing-duration>PT9M40S</meta:editing-duration>
    <meta:editing-cycles>1</meta:editing-cycles>
    <meta:document-statistic meta:table-count="0" meta:image-count="0" meta:object-count="0" meta:page-count="1" meta:paragraph-count="14" meta:word-count="63" meta:character-count="720" meta:non-whitespace-character-count="670"/>
    <meta:generator>LibreOffice/6.2.5.2$MacOSX_X86_64 LibreOffice_project/1ec314fa52f458adc18c4f025c545a4e8b22c159</meta:generator>
  </office:meta>
</office:document-meta>
</file>